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Verdana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>
      <style:paragraph-properties fo:margin-left="0in" fo:margin-right="0in" style:line-height-at-least="0.2083in" fo:text-align="start" style:justify-single-word="false" fo:text-indent="0in" style:auto-text-indent="false"/>
      <style:text-properties fo:font-variant="normal" fo:text-transform="none" fo:color="#2c3240" style:font-name="Arial1" fo:font-size="10.5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in" style:contextual-spacing="false" style:line-height-at-least="0.2083in" fo:text-align="start" style:justify-single-word="false" fo:text-indent="0in" style:auto-text-indent="false"/>
      <style:text-properties fo:font-variant="normal" fo:text-transform="none" fo:color="#2c3240" style:font-name="Arial1" fo:font-size="10.5pt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in" fo:margin-bottom="0in" style:contextual-spacing="false" style:line-height-at-least="0.2083in" fo:text-align="start" style:justify-single-word="false" fo:text-indent="0in" style:auto-text-indent="false"/>
      <style:text-properties fo:font-variant="normal" fo:text-transform="none" fo:color="#2c3240" fo:letter-spacing="normal"/>
    </style:style>
    <style:style style:name="P5" style:family="paragraph" style:parent-style-name="Text_20_body">
      <style:paragraph-properties fo:margin-left="0in" fo:margin-right="0in" fo:margin-top="0in" fo:margin-bottom="0in" style:contextual-spacing="false" style:line-height-at-least="0.2083in" fo:text-align="start" style:justify-single-word="false" fo:text-indent="0in" style:auto-text-indent="false"/>
      <style:text-properties fo:font-variant="normal" fo:text-transform="none" fo:color="#be2804" fo:letter-spacing="normal"/>
    </style:style>
    <style:style style:name="P6" style:family="paragraph" style:parent-style-name="Text_20_body">
      <style:paragraph-properties fo:margin-left="0in" fo:margin-right="0in" fo:margin-top="0in" fo:margin-bottom="0in" style:contextual-spacing="false" style:line-height-at-least="0.2083in" fo:text-align="start" style:justify-single-word="false" fo:text-indent="0in" style:auto-text-indent="false"/>
    </style:style>
    <style:style style:name="P7" style:family="paragraph" style:parent-style-name="Text_20_body">
      <style:paragraph-properties fo:margin-top="0in" fo:margin-bottom="0in" style:contextual-spacing="false" style:line-height-at-least="0.2083in" fo:text-align="start" style:justify-single-word="false"/>
      <style:text-properties fo:font-variant="normal" fo:text-transform="none" fo:color="#2c3240" style:font-name="Arial1" fo:font-size="10.5pt" fo:letter-spacing="normal" fo:font-style="normal" fo:font-weight="normal"/>
    </style:style>
    <style:style style:name="P8" style:family="paragraph" style:parent-style-name="Text_20_body">
      <style:paragraph-properties fo:margin-top="0in" fo:margin-bottom="0in" style:contextual-spacing="false" style:line-height-at-least="0.2083in" fo:text-align="start" style:justify-single-word="false"/>
    </style:style>
    <style:style style:name="T1" style:family="text">
      <style:text-properties fo:color="#ff0000"/>
    </style:style>
    <style:style style:name="T2" style:family="text">
      <style:text-properties fo:color="#ff0000" fo:font-size="18pt"/>
    </style:style>
    <style:style style:name="T3" style:family="text">
      <style:text-properties fo:font-variant="normal" fo:text-transform="none" fo:color="#2c3240" style:font-name="Arial1" fo:font-size="10.5pt" fo:letter-spacing="normal" fo:font-style="normal" fo:font-weight="normal"/>
    </style:style>
    <style:style style:name="T4" style:family="text">
      <style:text-properties fo:font-variant="normal" fo:text-transform="none" fo:color="#2c3240" fo:letter-spacing="normal"/>
    </style:style>
    <style:style style:name="T5" style:family="text">
      <style:text-properties fo:font-variant="normal" fo:text-transform="none" style:font-name="Arial1" fo:font-size="10.5pt" fo:letter-spacing="normal" fo:font-style="normal" fo:font-weight="normal"/>
    </style:style>
    <style:style style:name="T6" style:family="text">
      <style:text-properties style:font-name="Arial1" fo:font-size="10.5pt" fo:font-style="normal" fo:font-weight="normal"/>
    </style:style>
    <style:style style:name="T7" style:family="text">
      <style:text-properties fo:color="#00ff00"/>
    </style:style>
    <style:style style:name="fr1" style:family="graphic" style:parent-style-name="Graphics">
      <style:graphic-properties fo:margin-left="0in" fo:margin-right="0.0417in" fo:margin-top="0in" fo:margin-bottom="0.0417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PHƯƠNG PHÁP CHIA SUBNET BẰNG CÁCH ĐẾM LÓNG NGÓN TAY</text:span><text:line-break/><text:line-break/>Khi tính toán IP, chia subnet thì chúng ta thường áp dụng công thức để tính toán.<text:line-break/><text:line-break/>Công thức tính  là 2^n và 2^h - 2 ( 2^m -2 ),<text:line-break/><text:line-break/>-Để tính tổng số subnet có được sau khi chia ta dùng công thức 2^n, trong đó n là số bit mượn để chia subnet trong octet đó (mượn làm network id).<text:line-break/>-Để tính tổng số host/subnet ta dùng công thức 2^h-2, trong đó h là tổng số bit còn lại dùng làm host sau khi đã mượn . Ta phải trừ 2 vì cần bỏ địa chỉ subnet id và broadcast.<text:line-break/><text:line-break/>Nói sơ sơ qua cách tính truyền thống như vậy thôi, giờ chúng ta tìm hiểu cách nhẩm nhanh bằng cách đếm lóng tay nhé!<text:line-break/><text:line-break/><text:span text:style-name="T1">PHƯƠNG PHÁP CHIA SUBNET BẰNG CÁCH ĐẾM LÓNG NGÓN TAY</text:span><text:line-break/><text:span text:style-name="T1"><text:line-break/></text:span><text:line-break/> Đầu tiên các bạn xòe bàn tay trái ra và đếm theo hình:</text:p>
      <text:p text:style-name="P5"><draw:a xlink:type="simple" xlink:href="http://1.bp.blogspot.com/_GDYh2xy70ps/TSR1U8KXf8I/AAAAAAAAAcc/VOd0YDcGUDQ/s1600/left_hand.jpg"><draw:frame draw:style-name="fr1" draw:name="graphics1" text:anchor-type="as-char" svg:width="3in" svg:height="3.6563in" draw:z-index="0"><draw:image xlink:href="http://1.bp.blogspot.com/_GDYh2xy70ps/TSR1U8KXf8I/AAAAAAAAAcc/VOd0YDcGUDQ/s1600/left_hand.jpg" xlink:type="simple" xlink:show="embed" xlink:actuate="onLoad"/></draw:frame></draw:a></text:p>
      <text:p text:style-name="P3">Đếm theo số màu đen nhé!</text:p>
      <text:p text:style-name="P6"><text:line-break/><text:bookmark text:name="more"/><text:line-break/><text:span text:style-name="T3">Các bạn để ý bàn tay chúng ta có tất cả 14 lóng tay, mỗi lóng tay tương trưng cho 1 bit nhé! ^^</text:span><text:line-break/><text:line-break/><text:span text:style-name="T3">Đếm 2 4 8 16 32 64 128 256 512 1024 2048 4096 8192 16384.</text:span><text:line-break/><text:span text:style-name="T3">Đếm đi đếm lại cho thuộc đi nhé các bạn.</text:span><text:line-break/><text:soft-page-break/><text:line-break/><text:span text:style-name="T3">- </text:span><text:span text:style-name="T5">Để tính tổng số lượng Subnet id</text:span><text:span text:style-name="T4"> </text:span><text:span text:style-name="T3">có được sau khi chia, ta đếm số bit mượn làm subnet id trong octet đó là ra. Mượn 3 bit thì đếm 2 4 8, mượn 4 bit thì đếm 2 4 8 16, giá trị của bit đếm sau cùng chính là tổng số subnet id sau khi được chia ra.</text:span><text:line-break/><text:line-break/><text:span text:style-name="T3">Ví dụ:  10.10.0.0 /13  ---&gt; mượn 5 bit  ---&gt; đếm 2 4 8 16 32. Vậy mạng này có 32 subnet.</text:span><text:line-break/><text:line-break/><text:span text:style-name="T3">-  </text:span><text:span text:style-name="T5">Để tính bước nhảy trong mỗi subnet id</text:span><text:span text:style-name="T3">. Ta đếm số bit còn lại dùng làm host trong riêng octet đó. Giá trị của bit được đếm sau cùng cũng là giá trị của bước nhảy trong octet đó.</text:span><text:line-break/><text:line-break/><text:span text:style-name="T3">Ví dụ: 172.35.0.0/19. Tức là địa chỉ lớp B sẽ mượn 3 bit ở octet thứ 3 làm subnet id. Dùng phương pháp đếm ta có 2 4 8, đủ 3 bit mượn rồi, vậy tổng số subnet id là 8. Ta biết trong octet thứ 3 sau khi cho mượn 3 bit làm net id thì còn lại 5 bit làm host, vậy ta đếm 2 4 8 16 32, đủ 5 bit rồi, giá trị là 32, và cũng chính là bước nhảy của subnet id., thử xem nào:</text:span><text:line-break/><text:span text:style-name="T3">-172.35.0.0/19</text:span><text:line-break/><text:span text:style-name="T3">-172.35.32.0/19</text:span><text:line-break/><text:span text:style-name="T3">-172.35.64.0/19</text:span><text:line-break/><text:span text:style-name="T3">-172.35.96.0/19</text:span><text:line-break/><text:span text:style-name="T3">-172.35.128.0/19</text:span><text:line-break/><text:span text:style-name="T3">-172.35.160.0/19</text:span><text:line-break/><text:span text:style-name="T3">-172.35.192.0/19</text:span><text:line-break/><text:span text:style-name="T3">-172.35.224.0/19</text:span><text:line-break/><text:span text:style-name="T3">Ta có tổng cộng 8 subnet id, với bước nhảy là 32.</text:span></text:p>
      <text:p text:style-name="P3"/>
      <text:p text:style-name="P3">- <text:span text:style-name="T7">Để tính địa chỉ broadcast của một subnet id </text:span>ta lấy subnet id kế tiếp giảm 1. Ví dụ, để tính broadcast của subnet id 172.35.64.0/19, ta lấy subnet id kế tiếp là 172.35.96.0/19 giảm 1 == 172.35.95.255/19 đây chính là broadcast của subnet id 172.35.64.0</text:p>
      <text:p text:style-name="P8"/>
      <text:p text:style-name="P7">- <text:span text:style-name="T7">Để tính số host trong một subnet</text:span>, ta đếm toàn bộ số bit host còn lại trong subnet và lấy giá trị bit sau cùng đó -2, Lưu ý là không phân biệt octet. Nhắc lại, ta lấy giá trị của bit được đếm sau cùng - 2 ta được số host trong subnet id có thể xài.</text:p>
      <text:p text:style-name="P7">Trong ví dụ subnet 172.35.64.0/19, ta nhận biết toàn bộ số bit dùng làm host còn lại là 13. Ta đếm 2 4 8 16 32 64 128 256 512 1024 2048 4096 8192, đủ 13 bit rồi, ok, số host trong mạng sẽ là 8192 -2 = 8190. Vì sao -2, vì ta phải trừ bỏ địa chỉ subnet id và broadcast. Hay đơn giản hơn có thể nhận thấy là số host có thể xài được trong dãy:</text:p>
      <text:p text:style-name="P7">172.35.64.1/19 ----&gt; 172.35.95.254/19</text:p>
      <text:p text:style-name="P7">Và đống thời nó cũng lọt giữa 2  subnet id và broadcast.</text:p>
      <text:p text:style-name="P8"/>
      <text:p text:style-name="P7"><text:span text:style-name="T1">Lưu ý:</text:span> Phương pháp đếm từ 2 không được dùng để tính tổng số giá trị của 1 octet chạy từ 0-&gt;255. Hay nói cách khác là không được dụng để tính tổng giá trị của 1 dãy bit như 10101101. Để tính tổng số giá trị của dãy trên ta phải đếm từ 1, cộng các giá trị có bit 1 với nhau.</text:p>
      <text:p text:style-name="P3"/>
      <text:p text:style-name="P3">Ngoài ra, yêu cầu các bạn cần nhớ và thuộc:</text:p>
      <text:p text:style-name="P8"/>
      <text:p text:style-name="P7">1xxxxxxx =128</text:p>
      <text:p text:style-name="P7"><text:soft-page-break/>11xxxxxx =192</text:p>
      <text:p text:style-name="P7">111xxxxx =224</text:p>
      <text:p text:style-name="P7">1111xxxx =240</text:p>
      <text:p text:style-name="P7">11111xxx =248</text:p>
      <text:p text:style-name="P7">111111xx =252</text:p>
      <text:p text:style-name="P7">1111111x =254</text:p>
      <text:p text:style-name="P7">11111111 =255</text:p>
      <text:p text:style-name="P7">và</text:p>
      <text:p text:style-name="P7">2^0 = 1</text:p>
      <text:p text:style-name="P7">2^1 = 2</text:p>
      <text:p text:style-name="P7">2^2 = 4</text:p>
      <text:p text:style-name="P7">2^3 = 8</text:p>
      <text:p text:style-name="P7">2^4 = 16</text:p>
      <text:p text:style-name="P7">2^5 = 32</text:p>
      <text:p text:style-name="P7">2^6 = 64</text:p>
      <text:p text:style-name="P7">2^7 = 128</text:p>
      <text:p text:style-name="P7">2^8 = 256</text:p>
      <text:p text:style-name="P3"/>
      <text:p text:style-name="P3">Các bạn cũng có thể dùng bàn tay phải để ghi nhớ các giá trị trên , dùng nhẩm nhanh subnet mask của mạng.</text:p>
      <text:p text:style-name="P3"/>
      <text:p text:style-name="P5"><draw:a xlink:type="simple" xlink:href="http://1.bp.blogspot.com/_GDYh2xy70ps/TSR6AdPVWpI/AAAAAAAAAcg/kXUvZg5nYNk/s1600/right_hand.jpg"><draw:frame draw:style-name="fr1" draw:name="graphics2" text:anchor-type="as-char" svg:width="2.9165in" svg:height="3.6563in" draw:z-index="1"><draw:image xlink:href="http://1.bp.blogspot.com/_GDYh2xy70ps/TSR6AdPVWpI/AAAAAAAAAcg/kXUvZg5nYNk/s1600/right_hand.jpg" xlink:type="simple" xlink:show="embed" xlink:actuate="onLoad"/></draw:frame></draw:a></text:p>
      <text:p text:style-name="P3"/>
      <text:p text:style-name="P3"/>
      <text:p text:style-name="P3">Mượn 1 bit : 128</text:p>
      <text:p text:style-name="P3">Mượn 2 bit : 192</text:p>
      <text:p text:style-name="P3">Mượn 3 bit : 224</text:p>
      <text:p text:style-name="P3">Mượn 4 bit : 240</text:p>
      <text:p text:style-name="P3"><text:soft-page-break/>Mượn 5 bit : 248</text:p>
      <text:p text:style-name="P3">Mượn 6 bit : 252</text:p>
      <text:p text:style-name="P3">Mượn 7 bit : 254</text:p>
      <text:p text:style-name="P3">Mượn 8 bit : 255</text:p>
      <text:p text:style-name="P3"/>
      <text:p text:style-name="P3">Ví dụ : 10.10.0.0 /13 --mượn 5 bit ---&gt; S/M: 255.248.0.0</text:p>
      <text:p text:style-name="P4">           <text:span text:style-name="T6">155.55.3.32 /28 -- mượn 12 bit = 8 +4  ----&gt; S/M: 255.255.255.240</text:span></text:p>
      <text:p text:style-name="P3"/>
      <text:p text:style-name="P3">Nếu các bạn nhuần nhuyễn cách tính này, tôi tin rằng các bạn sẽ tính toán, chia subnet rất nhanh!!</text:p>
      <text:p text:style-name="P3"/>
      <text:p text:style-name="P3">( Bài viết có tham khảo nội dung của gh0st0nline.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, Verdana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0.1.2$Windows_x86 LibreOffice_project/84102822e3d61eb989ddd325abf1ac077904985</meta:generator>
    <dc:date>2013-05-20T11:14:49.66</dc:date>
    <meta:document-statistic meta:table-count="0" meta:image-count="2" meta:object-count="0" meta:page-count="4" meta:paragraph-count="43" meta:word-count="890" meta:character-count="3954" meta:non-whitespace-character-count="3078"/>
    <meta:user-defined meta:name="Info 1"/>
    <meta:user-defined meta:name="Info 2"/>
    <meta:user-defined meta:name="Info 3"/>
    <meta:user-defined meta:name="Info 4"/>
  </office:meta>
</office:document-meta>
</file>